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fo:font-weight="bold" officeooo:rsid="2b6f314a" officeooo:paragraph-rsid="1dfa3148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fo:font-weight="bold" officeooo:rsid="2b6f314a" officeooo:paragraph-rsid="1e9d4b8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fo:font-weight="bold" officeooo:rsid="2b6f314a" officeooo:paragraph-rsid="1df91ceb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fo:font-weight="bold" officeooo:rsid="2e6d9e00" officeooo:paragraph-rsid="1df91ceb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fo:font-weight="bold" officeooo:rsid="2e6d9e00" officeooo:paragraph-rsid="1dfa3148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a4a8721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1dfea68a" officeooo:paragraph-rsid="1dfea68a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1e00fc06" officeooo:paragraph-rsid="1e00fc06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1e0491ca" officeooo:paragraph-rsid="1e0491ca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1e0491ca" officeooo:paragraph-rsid="1e1caec3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1e0491ca" officeooo:paragraph-rsid="1e211775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1e0491ca" officeooo:paragraph-rsid="1e245e5f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1e0491ca" officeooo:paragraph-rsid="1e2676ed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1e0491ca" officeooo:paragraph-rsid="1e2ad9b3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1e0491ca" officeooo:paragraph-rsid="1e2c2fe7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1e0491ca" officeooo:paragraph-rsid="1e2d49bd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1e0491ca" officeooo:paragraph-rsid="1e2d8d63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1e0491ca" officeooo:paragraph-rsid="1e308e5e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1e0491ca" officeooo:paragraph-rsid="1e3156cb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1e0491ca" officeooo:paragraph-rsid="1e32e6be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1e0491ca" officeooo:paragraph-rsid="1e343bfe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1e0491ca" officeooo:paragraph-rsid="1e3a859e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1e0491ca" officeooo:paragraph-rsid="1e3e8b05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1e0491ca" officeooo:paragraph-rsid="1e3f6bea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1e6cb1db" officeooo:paragraph-rsid="1e62621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1e6cb1db" officeooo:paragraph-rsid="1e73af7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1e62621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e67aeb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1e6a2c6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officeooo:paragraph-rsid="1e70fc39" style:font-name-asian="Liberation Serif"/>
    </style:style>
    <style:style style:name="P31" style:family="paragraph" style:parent-style-name="Standard" style:list-style-name="L1">
      <style:text-properties fo:color="#333333" style:font-name="標楷體1" fo:font-size="17pt" fo:font-weight="bold" officeooo:rsid="2b6f314a" officeooo:paragraph-rsid="1df91ceb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1e3f6b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0491ca" officeooo:paragraph-rsid="1e4045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0491ca" officeooo:paragraph-rsid="1e4aeb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0491ca" officeooo:paragraph-rsid="1e5adb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0491ca" officeooo:paragraph-rsid="1e4209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0491ca" officeooo:paragraph-rsid="1e4cd4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0491ca" officeooo:paragraph-rsid="1e5025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0491ca" officeooo:paragraph-rsid="1e51af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0491ca" officeooo:paragraph-rsid="1e55e3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0491ca" officeooo:paragraph-rsid="1e4dd0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0491ca" officeooo:paragraph-rsid="1e57be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0491ca" officeooo:paragraph-rsid="1e5c0a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0491ca" officeooo:paragraph-rsid="1e8786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2b5203" officeooo:paragraph-rsid="1e4209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2b5203" officeooo:paragraph-rsid="1e5c0a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2b5203" officeooo:paragraph-rsid="1e6ae4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2b5203" officeooo:paragraph-rsid="1e6262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2b5203" officeooo:paragraph-rsid="1e8786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5968ea" officeooo:paragraph-rsid="1e44ca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5968ea" officeooo:paragraph-rsid="1e6917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99f7f15" officeooo:paragraph-rsid="1e5025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99f7f15" officeooo:paragraph-rsid="1e4dd0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bb035" officeooo:paragraph-rsid="1e6454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bb035" officeooo:paragraph-rsid="1e6573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bb035" officeooo:paragraph-rsid="1e8735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bb035" officeooo:paragraph-rsid="1e8786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bb035" officeooo:paragraph-rsid="1e8c75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bb035" officeooo:paragraph-rsid="1e923d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bb035" officeooo:paragraph-rsid="1e8f40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bb035" officeooo:paragraph-rsid="1e9c43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73d2d3" officeooo:paragraph-rsid="1e73d2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9757b7" officeooo:paragraph-rsid="1e9822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9757b7" officeooo:paragraph-rsid="1e9847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9757b7" officeooo:paragraph-rsid="1e9b04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9d64a3" officeooo:paragraph-rsid="1e9d64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92dca2" officeooo:paragraph-rsid="1e5ae50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92dca2" officeooo:paragraph-rsid="1e5c0ae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ba5f30" officeooo:paragraph-rsid="1e67aeb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ba5f30" officeooo:paragraph-rsid="1e6a2c6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1c1c1c" style:font-name="Liberation Serif" fo:font-size="17pt" fo:font-weight="bold" officeooo:rsid="2e6d9e00" officeooo:paragraph-rsid="1df91ceb" style:font-name-asian="標楷體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0491ca" officeooo:paragraph-rsid="1e57be8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9757b7" officeooo:paragraph-rsid="1e9a5b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ist_20_1">
      <style:text-properties fo:color="#ffbf00" style:font-name="Liberation Serif" fo:font-size="17pt" style:text-underline-style="none" fo:font-weight="bold" officeooo:rsid="1e6cb1db" officeooo:paragraph-rsid="1e73af7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5" style:family="paragraph" style:parent-style-name="Standard" style:list-style-name="List_20_1">
      <style:text-properties fo:color="#ffbf00" style:font-name="Liberation Serif" fo:font-size="17pt" style:text-underline-style="none" fo:font-weight="bold" officeooo:rsid="1e6cb1db" officeooo:paragraph-rsid="1e81c6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6" style:family="paragraph" style:parent-style-name="Standard" style:list-style-name="List_20_1">
      <style:text-properties fo:color="#ffbf00" officeooo:paragraph-rsid="1e859619"/>
    </style:style>
    <style:style style:name="T1" style:family="text">
      <style:text-properties style:font-name="標楷體1"/>
    </style:style>
    <style:style style:name="T2" style:family="text">
      <style:text-properties style:font-name="標楷體1" officeooo:rsid="2e74989e"/>
    </style:style>
    <style:style style:name="T3" style:family="text">
      <style:text-properties style:font-name="標楷體1" style:text-underline-style="solid" style:text-underline-width="auto" style:text-underline-color="font-color"/>
    </style:style>
    <style:style style:name="T4" style:family="text">
      <style:text-properties style:font-name="標楷體1" style:text-underline-style="solid" style:text-underline-width="auto" style:text-underline-color="font-color" officeooo:rsid="0a7edee9" style:font-name-asian="標楷體1"/>
    </style:style>
    <style:style style:name="T5" style:family="text">
      <style:text-properties style:font-name="標楷體1" style:text-underline-style="solid" style:text-underline-width="auto" style:text-underline-color="font-color" officeooo:rsid="20589ed6" style:font-name-asian="標楷體1"/>
    </style:style>
    <style:style style:name="T6" style:family="text">
      <style:text-properties style:font-name="標楷體1" style:text-underline-style="solid" style:text-underline-width="auto" style:text-underline-color="font-color" officeooo:rsid="3192dca2" style:font-name-asian="標楷體1"/>
    </style:style>
    <style:style style:name="T7" style:family="text">
      <style:text-properties style:font-name="標楷體1" style:text-underline-style="solid" style:text-underline-width="auto" style:text-underline-color="font-color" officeooo:rsid="0a7edee9"/>
    </style:style>
    <style:style style:name="T8" style:family="text">
      <style:text-properties style:font-name="標楷體1" style:font-name-asian="標楷體1"/>
    </style:style>
    <style:style style:name="T9" style:family="text">
      <style:text-properties style:font-name="標楷體1" officeooo:rsid="1e3a859e" style:font-name-asian="標楷體1"/>
    </style:style>
    <style:style style:name="T10" style:family="text">
      <style:text-properties style:font-name="標楷體1" officeooo:rsid="1e0491ca" style:font-name-asian="標楷體1"/>
    </style:style>
    <style:style style:name="T11" style:family="text">
      <style:text-properties style:font-name="標楷體1" officeooo:rsid="2b6f314a" style:font-name-asian="標楷體1"/>
    </style:style>
    <style:style style:name="T12" style:family="text">
      <style:text-properties style:font-name="標楷體1" officeooo:rsid="3192dca2" style:font-name-asian="標楷體1"/>
    </style:style>
    <style:style style:name="T13" style:family="text">
      <style:text-properties style:font-name="標楷體1" officeooo:rsid="0a7edee9" style:font-name-asian="標楷體1"/>
    </style:style>
    <style:style style:name="T14" style:family="text">
      <style:text-properties style:font-name="標楷體1" officeooo:rsid="1e2676ed"/>
    </style:style>
    <style:style style:name="T15" style:family="text">
      <style:text-properties style:font-name="標楷體1" officeooo:rsid="1e2ad9b3"/>
    </style:style>
    <style:style style:name="T16" style:family="text">
      <style:text-properties style:font-name="標楷體1" officeooo:rsid="1e2c2fe7"/>
    </style:style>
    <style:style style:name="T17" style:family="text">
      <style:text-properties style:font-name="標楷體1" officeooo:rsid="2b6f314a"/>
    </style:style>
    <style:style style:name="T18" style:family="text">
      <style:text-properties style:font-name="標楷體1" officeooo:rsid="2e6d9e00"/>
    </style:style>
    <style:style style:name="T19" style:family="text">
      <style:text-properties style:font-name="標楷體1" officeooo:rsid="17cb7444"/>
    </style:style>
    <style:style style:name="T20" style:family="text">
      <style:text-properties style:font-name="標楷體1" officeooo:rsid="1e3a859e"/>
    </style:style>
    <style:style style:name="T21" style:family="text">
      <style:text-properties style:font-name="標楷體1" officeooo:rsid="1e259b6b"/>
    </style:style>
    <style:style style:name="T22" style:family="text">
      <style:text-properties style:font-name="標楷體1" officeooo:rsid="3192dca2"/>
    </style:style>
    <style:style style:name="T23" style:family="text">
      <style:text-properties style:font-name="標楷體1" officeooo:rsid="1f2b5203"/>
    </style:style>
    <style:style style:name="T24" style:family="text">
      <style:text-properties style:font-name="標楷體1" officeooo:rsid="1e873599"/>
    </style:style>
    <style:style style:name="T25" style:family="text">
      <style:text-properties style:font-name="標楷體1" officeooo:rsid="1e6e43e6"/>
    </style:style>
    <style:style style:name="T26" style:family="text">
      <style:text-properties style:font-name="標楷體1" officeooo:rsid="1e0491ca"/>
    </style:style>
    <style:style style:name="T27" style:family="text">
      <style:text-properties style:font-name="標楷體1" officeooo:rsid="0a7edee9"/>
    </style:style>
    <style:style style:name="T28" style:family="text">
      <style:text-properties fo:color="#050505"/>
    </style:style>
    <style:style style:name="T29" style:family="text">
      <style:text-properties fo:color="#050505" style:font-name="標楷體1"/>
    </style:style>
    <style:style style:name="T30" style:family="text">
      <style:text-properties fo:color="#050505" style:font-name="標楷體1" officeooo:rsid="2e76f80a"/>
    </style:style>
    <style:style style:name="T31" style:family="text">
      <style:text-properties fo:color="#050505" officeooo:rsid="1e474920"/>
    </style:style>
    <style:style style:name="T32" style:family="text">
      <style:text-properties fo:color="#050505" style:font-name="Liberation Serif" fo:font-size="9pt" style:text-underline-style="none" fo:font-weight="bold" officeooo:rsid="1e6cb1db" style:font-name-asian="標楷體1" style:font-size-asian="9pt" style:language-asian="zh" style:country-asian="TW" style:font-weight-asian="bold" style:font-name-complex="標楷體" style:font-size-complex="9pt" style:font-weight-complex="bold"/>
    </style:style>
    <style:style style:name="T33" style:family="text">
      <style:text-properties fo:color="#050505" officeooo:rsid="1d9bb035"/>
    </style:style>
    <style:style style:name="T34" style:family="text">
      <style:text-properties fo:color="#050505" style:font-name="Arial1" officeooo:rsid="1e474920" style:font-name-asian="Arial1"/>
    </style:style>
    <style:style style:name="T35" style:family="text">
      <style:text-properties officeooo:rsid="2e6d485a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text-underline-style="solid" style:text-underline-width="auto" style:text-underline-color="font-color" officeooo:rsid="1e0491ca"/>
    </style:style>
    <style:style style:name="T38" style:family="text">
      <style:text-properties style:text-underline-style="none" officeooo:rsid="17cb7444"/>
    </style:style>
    <style:style style:name="T39" style:family="text">
      <style:text-properties style:text-underline-style="none" officeooo:rsid="1d484334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officeooo:rsid="17cb7444"/>
    </style:style>
    <style:style style:name="T42" style:family="text">
      <style:text-properties officeooo:rsid="1e245e5f"/>
    </style:style>
    <style:style style:name="T43" style:family="text">
      <style:text-properties officeooo:rsid="1e28e628"/>
    </style:style>
    <style:style style:name="T44" style:family="text">
      <style:text-properties officeooo:rsid="1e2c7533"/>
    </style:style>
    <style:style style:name="T45" style:family="text">
      <style:text-properties style:font-name-asian="標楷體1"/>
    </style:style>
    <style:style style:name="T46" style:family="text">
      <style:text-properties officeooo:rsid="1f5968ea" style:font-name-asian="標楷體1"/>
    </style:style>
    <style:style style:name="T47" style:family="text">
      <style:text-properties officeooo:rsid="199f7f15" style:font-name-asian="標楷體1"/>
    </style:style>
    <style:style style:name="T48" style:family="text">
      <style:text-properties officeooo:rsid="19aa4bef" style:font-name-asian="標楷體1"/>
    </style:style>
    <style:style style:name="T49" style:family="text">
      <style:text-properties officeooo:rsid="1e474920" style:font-name-asian="標楷體1"/>
    </style:style>
    <style:style style:name="T50" style:family="text">
      <style:text-properties officeooo:rsid="1f2b5203" style:font-name-asian="標楷體1"/>
    </style:style>
    <style:style style:name="T51" style:family="text">
      <style:text-properties officeooo:rsid="1d9bb035" style:font-name-asian="標楷體1"/>
    </style:style>
    <style:style style:name="T52" style:family="text">
      <style:text-properties officeooo:rsid="1e6cb1db" style:font-name-asian="標楷體1"/>
    </style:style>
    <style:style style:name="T53" style:family="text">
      <style:text-properties officeooo:rsid="3192dca2" style:font-name-asian="標楷體1"/>
    </style:style>
    <style:style style:name="T54" style:family="text">
      <style:text-properties fo:color="#333333" style:font-name="Liberation Serif" fo:font-size="17pt" style:text-underline-style="none" fo:font-weight="bold" officeooo:rsid="1e6cb1d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55" style:family="text">
      <style:text-properties officeooo:rsid="1f2b5203"/>
    </style:style>
    <style:style style:name="T56" style:family="text">
      <style:text-properties style:use-window-font-color="true"/>
    </style:style>
    <style:style style:name="T57" style:family="text">
      <style:text-properties style:use-window-font-color="true" style:font-name-asian="標楷體1"/>
    </style:style>
    <style:style style:name="T58" style:family="text">
      <style:text-properties fo:color="#ffbf00" style:font-name-asian="標楷體1"/>
    </style:style>
    <style:style style:name="T59" style:family="text">
      <style:text-properties fo:color="#ffff00" style:font-name-asian="標楷體1"/>
    </style:style>
    <style:style style:name="T60" style:family="text">
      <style:text-properties officeooo:rsid="1e258a91"/>
    </style:style>
    <style:style style:name="T61" style:family="text">
      <style:text-properties officeooo:rsid="2a1add7b"/>
    </style:style>
    <style:style style:name="T62" style:family="text">
      <style:text-properties style:font-name="Liberation Serif" officeooo:rsid="1e0491ca" style:font-name-asian="標楷體1"/>
    </style:style>
    <style:style style:name="T63" style:family="text">
      <style:text-properties style:font-name="Liberation Serif" officeooo:rsid="1f2b5203" style:font-name-asian="標楷體1"/>
    </style:style>
    <style:style style:name="T64" style:family="text">
      <style:text-properties style:font-name="Liberation Serif" fo:font-size="17pt" style:text-underline-style="none" fo:font-weight="bold" officeooo:rsid="1e6cb1d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65" style:family="text">
      <style:text-properties officeooo:rsid="1d9bb035"/>
    </style:style>
    <style:style style:name="T66" style:family="text">
      <style:text-properties officeooo:rsid="1e6cb1db"/>
    </style:style>
    <style:style style:name="T67" style:family="text">
      <style:text-properties officeooo:rsid="1e0491ca"/>
    </style:style>
    <style:style style:name="T68" style:family="text">
      <style:text-properties style:text-outline="false" style:text-line-through-style="none" style:text-line-through-type="none" style:text-position="0% 100%" fo:font-style="normal" fo:text-shadow="none" officeooo:rsid="1d9bb035" style:font-name-asian="標楷體1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fo:font-style="normal" fo:text-shadow="none" officeooo:rsid="199f7f15" style:font-name-asian="標楷體1" style:font-style-asian="normal" style:text-emphasize="none"/>
    </style:style>
    <style:style style:name="T70" style:family="text">
      <style:text-properties style:text-outline="false" style:text-line-through-style="none" style:text-line-through-type="none" style:text-position="0% 100%" fo:font-style="normal" fo:text-shadow="none" officeooo:rsid="1e67aeba" style:font-name-asian="標楷體1" style:font-style-asian="normal" style:text-emphasize="none"/>
    </style:style>
    <style:style style:name="T71" style:family="text">
      <style:text-properties style:text-outline="false" style:text-line-through-style="none" style:text-line-through-type="none" style:text-position="0% 100%" fo:font-style="normal" fo:text-shadow="none" officeooo:rsid="1f5968ea" style:font-name-asian="標楷體1" style:font-style-asian="normal" style:text-emphasize="none"/>
    </style:style>
    <style:style style:name="T72" style:family="text">
      <style:text-properties style:text-outline="false" style:text-line-through-style="none" style:text-line-through-type="none" style:text-position="0% 100%" fo:font-style="normal" fo:text-shadow="none" style:text-underline-style="none" officeooo:rsid="1e0491ca" style:font-style-asian="normal" style:font-name-complex="標楷體" style:text-emphasize="none"/>
    </style:style>
    <style:style style:name="T7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e6cb1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f5968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99f7f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6" style:family="text">
      <style:text-properties style:text-outline="false" style:text-line-through-style="none" style:text-line-through-type="none" style:text-position="0% 100%" style:font-name="Arial1" fo:font-style="normal" fo:text-shadow="none" officeooo:rsid="199f7f15" style:font-name-asian="Arial1" style:font-style-asian="normal" style:text-emphasize="none"/>
    </style:style>
    <style:style style:name="T77" style:family="text">
      <style:text-properties style:text-outline="false" style:text-line-through-style="none" style:text-line-through-type="none" style:text-position="0% 100%" style:font-name="Arial1" fo:font-size="17pt" fo:font-style="normal" fo:text-shadow="none" style:text-underline-style="none" fo:font-weight="bold" officeooo:rsid="1f5968ea" style:font-name-asian="Arial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8" style:family="text">
      <style:text-properties officeooo:rsid="1e78c59a"/>
    </style:style>
    <style:style style:name="T79" style:family="text">
      <style:text-properties fo:color="#111111" officeooo:rsid="1e0491ca"/>
    </style:style>
    <style:style style:name="T80" style:family="text">
      <style:text-properties officeooo:rsid="3192dca2"/>
    </style:style>
    <style:style style:name="T81" style:family="text">
      <style:text-properties style:font-name="Arial1" style:font-name-asian="Arial1"/>
    </style:style>
    <style:style style:name="T82" style:family="text">
      <style:text-properties style:font-name="Arial1" officeooo:rsid="2e6d485a" style:font-name-asian="Arial1"/>
    </style:style>
    <style:style style:name="T83" style:family="text">
      <style:text-properties style:font-name="Arial1" officeooo:rsid="17cb7444" style:font-name-asian="Arial1"/>
    </style:style>
    <style:style style:name="T84" style:family="text">
      <style:text-properties style:font-name="Arial1" officeooo:rsid="1e245e5f" style:font-name-asian="Arial1"/>
    </style:style>
    <style:style style:name="T85" style:family="text">
      <style:text-properties style:font-name="Arial1" officeooo:rsid="1e28e628" style:font-name-asian="Arial1"/>
    </style:style>
    <style:style style:name="T86" style:family="text">
      <style:text-properties style:font-name="Arial1" officeooo:rsid="1e2c7533" style:font-name-asian="Arial1"/>
    </style:style>
    <style:style style:name="T87" style:family="text">
      <style:text-properties style:font-name="Arial1" officeooo:rsid="1e258a91" style:font-name-asian="Arial1"/>
    </style:style>
    <style:style style:name="T88" style:family="text">
      <style:text-properties style:font-name="Arial1" officeooo:rsid="1f2b5203" style:font-name-asian="Arial1"/>
    </style:style>
    <style:style style:name="T89" style:family="text">
      <style:text-properties style:font-name="Arial1" officeooo:rsid="199f7f15" style:font-name-asian="Arial1"/>
    </style:style>
    <style:style style:name="T90" style:family="text">
      <style:text-properties style:font-name="Arial1" officeooo:rsid="19aa4bef" style:font-name-asian="Arial1"/>
    </style:style>
    <style:style style:name="T91" style:family="text">
      <style:text-properties style:font-name="Arial1" officeooo:rsid="1e78c59a" style:font-name-asian="Arial1"/>
    </style:style>
    <style:style style:name="T92" style:family="text">
      <style:text-properties style:font-name="Arial1" officeooo:rsid="1e6cb1db" style:font-name-asian="Arial1"/>
    </style:style>
    <style:style style:name="T93" style:family="text">
      <style:text-properties style:font-name="Arial1" officeooo:rsid="1e0491ca" style:font-name-asian="Arial1"/>
    </style:style>
    <style:style style:name="T94" style:family="text">
      <style:text-properties style:font-name="Arial1" officeooo:rsid="1d9bb035" style:font-name-asian="Arial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65cm" fo:text-indent="-1cm" fo:margin-left="0.3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5cm" fo:text-indent="-1cm" fo:margin-left="1.36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65cm" fo:text-indent="-1cm" fo:margin-left="2.36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66cm" fo:text-indent="-1cm" fo:margin-left="3.36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66cm" fo:text-indent="-1cm" fo:margin-left="4.36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66cm" fo:text-indent="-1cm" fo:margin-left="5.36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66cm" fo:text-indent="-1cm" fo:margin-left="6.36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64cm" fo:text-indent="-0.998cm" fo:margin-left="7.3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64cm" fo:text-indent="-1cm" fo:margin-left="8.36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64cm" fo:text-indent="-1cm" fo:margin-left="9.364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74790851" text:style-name="L1">
        <text:list-item>
          <text:list>
            <text:list-item>
              <text:p text:style-name="P1"><text:bookmark-start text:name="假定，出埃及記 是 暗喻、隱喻、提示（基督教 認定的）末日審判的 預言"/><text:span text:style-name="T38">假定，出埃及記 是 暗喻、隱喻、提示</text:span><text:span text:style-name="T39">（基督教 認定的）</text:span><text:span text:style-name="T38">末日審判的 預言</text:span><text:bookmark-end text:name="假定，出埃及記 是 暗喻、隱喻、提示（基督教 認定的）末日審判的 預言"/></text:p>
              <text:list>
                <text:list-item>
                  <text:p text:style-name="P2">摩西 <text:span text:style-name="T82">↔</text:span><text:span text:style-name="T35">（基督教 認定的）</text:span><text:span text:style-name="T72">先知</text:span><text:span text:style-name="T35">。</text:span></text:p>
                  <text:list>
                    <text:list-item>
                      <text:p text:style-name="P4"><text:span text:style-name="T1">亞伯拉罕 到 摩西 之間 間隔 4</text:span><text:span text:style-name="T2">3</text:span><text:span text:style-name="T1">0年 </text:span><text:span text:style-name="T81">↔</text:span><text:span text:style-name="T1">（以西結書 認定的）</text:span><text:span text:style-name="T2">43</text:span><text:span text:style-name="T1">0</text:span>。<text:span text:style-name="T29">（</text:span><text:span text:style-name="T30">430 = 390 + 40</text:span><text:span text:style-name="T29">）</text:span></text:p>
                      <text:list>
                        <text:list-item>
                          <text:p text:style-name="P71"><text:span text:style-name="T1">（</text:span><text:span text:style-name="T2">43</text:span><text:span text:style-name="T1">0 的 描述 在 </text:span><text:span text:style-name="T3">神、預言 (以西結書)</text:span><text:span text:style-name="T1"> </text:span>文件群的 <text:span text:style-name="T36">第</text:span><text:span text:style-name="T3">4</text:span><text:span text:style-name="T36">章</text:span>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<text:bookmark-start text:name="出埃及記"/>出埃及記<text:bookmark-end text:name="出埃及記"/></text:p>
              <text:list>
                <text:list-item>
                  <text:p text:style-name="P3"><text:bookmark-start text:name="第1章"/><text:span text:style-name="T1">第1章</text:span><text:bookmark-end text:name="第1章"/><text:span text:style-name="T1">。</text:span></text:p>
                </text:list-item>
                <text:list-item>
                  <text:p text:style-name="P3"><text:bookmark-start text:name="第2章"/><text:span text:style-name="T1">第2章</text:span><text:bookmark-end text:name="第2章"/><text:span text:style-name="T1">。</text:span></text:p>
                </text:list-item>
                <text:list-item>
                  <text:p text:style-name="P3"><text:bookmark-start text:name="第3章"/><text:span text:style-name="T1">第3章</text:span><text:bookmark-end text:name="第3章"/><text:span text:style-name="T1">。</text:span></text:p>
                </text:list-item>
                <text:list-item>
                  <text:p text:style-name="P3"><text:bookmark-start text:name="第4章"/><text:span text:style-name="T1">第4</text:span>章<text:bookmark-end text:name="第4章"/>。</text:p>
                  <text:list>
                    <text:list-item>
                      <text:p text:style-name="P1">摩西 獲得 耶和華的僕人 的 稱號。</text:p>
                    </text:list-item>
                  </text:list>
                </text:list-item>
                <text:list-item>
                  <text:p text:style-name="P5"><text:bookmark-start text:name="第5章"/>第<text:span text:style-name="T1">5</text:span>章<text:bookmark-end text:name="第5章"/>。</text:p>
                </text:list-item>
                <text:list-item>
                  <text:p text:style-name="P5"><text:bookmark-start text:name="第6章"/>第<text:span text:style-name="T1">6</text:span>章<text:bookmark-end text:name="第6章"/>。</text:p>
                  <text:list>
                    <text:list-item>
                      <text:p text:style-name="P6">埃及 <text:span text:style-name="T81">↔</text:span>（當下的當下的 時空背景的）人類文明、（以西結書 認定的）被擄之地。</text:p>
                    </text:list-item>
                  </text:list>
                </text:list-item>
                <text:list-item>
                  <text:p text:style-name="P6"><text:bookmark-start text:name="第7章"/>第<text:span text:style-name="T1">7</text:span>章<text:bookmark-end text:name="第7章"/>。</text:p>
                </text:list-item>
                <text:list-item>
                  <text:p text:style-name="P6"><text:bookmark-start text:name="第8章"/>第<text:span text:style-name="T1">8</text:span>章<text:bookmark-end text:name="第8章"/>。</text:p>
                </text:list-item>
                <text:list-item>
                  <text:p text:style-name="P6"><text:bookmark-start text:name="第9章"/>第<text:span text:style-name="T1">9</text:span>章<text:bookmark-end text:name="第9章"/>。</text:p>
                </text:list-item>
                <text:list-item>
                  <text:p text:style-name="P7"><text:bookmark-start text:name="第10章"/>第<text:span text:style-name="T40">10</text:span>章<text:bookmark-end text:name="第10章"/>。</text:p>
                </text:list-item>
                <text:list-item>
                  <text:p text:style-name="P7"><text:bookmark-start text:name="第11章"/>第<text:span text:style-name="T1">11</text:span>章<text:bookmark-end text:name="第11章"/>。</text:p>
                </text:list-item>
                <text:list-item>
                  <text:p text:style-name="P8"><text:bookmark-start text:name="第12章"/>第<text:span text:style-name="T1">12</text:span>章<text:bookmark-end text:name="第12章"/>。</text:p>
                </text:list-item>
                <text:list-item>
                  <text:p text:style-name="P8"><text:bookmark-start text:name="第13章"/>第<text:span text:style-name="T1">13</text:span>章<text:bookmark-end text:name="第13章"/>。</text:p>
                </text:list-item>
                <text:list-item>
                  <text:p text:style-name="P8"><text:bookmark-start text:name="第14章"/>第<text:span text:style-name="T1">14</text:span>章<text:bookmark-end text:name="第14章"/>。</text:p>
                </text:list-item>
                <text:list-item>
                  <text:p text:style-name="P8"><text:bookmark-start text:name="第15章"/>第<text:span text:style-name="T1">15章</text:span><text:bookmark-end text:name="第15章"/>。</text:p>
                </text:list-item>
                <text:list-item>
                  <text:p text:style-name="P9"><text:bookmark-start text:name="第16章"/>第<text:span text:style-name="T1">16</text:span>章<text:bookmark-end text:name="第16章"/>。</text:p>
                  <text:list>
                    <text:list-item>
                      <text:p text:style-name="P9"><text:span text:style-name="T41">脫離 埃及 的 以色列人 </text:span><text:span text:style-name="T83">↔</text:span><text:span text:style-name="T41"> 脫離（當下的當下的 時空背景的）人類文明</text:span>的 人類個體。</text:p>
                    </text:list-item>
                  </text:list>
                </text:list-item>
                <text:list-item>
                  <text:p text:style-name="P9"><text:bookmark-start text:name="第17章"/><text:span text:style-name="T8">第17</text:span>章<text:bookmark-end text:name="第17章"/>。</text:p>
                  <text:list>
                    <text:list-item>
                      <text:p text:style-name="P10"><text:span text:style-name="T41">（脫離 埃及 的）以色列人 </text:span>一而再 再而三 的 爭吵、抱怨、試探 神、預言。</text:p>
                    </text:list-item>
                    <text:list-item>
                      <text:p text:style-name="P10"><text:span text:style-name="T41">（脫離 埃及 的）以色列人 </text:span>一而再 再而三 的 失去信心、沒有因信稱義。</text:p>
                      <text:list>
                        <text:list-item>
                          <text:p text:style-name="P11"><text:span text:style-name="T41">（脫離 埃及 的）以色列人 </text:span>獲得 神的 幫助、援手、拯救，就 稱讚 神。</text:p>
                        </text:list-item>
                        <text:list-item>
                          <text:p text:style-name="P11"><text:span text:style-name="T41">（脫離 埃及 的）以色列人 陷入困境，很快就 回頭望向埃及、攻擊摩西、試探神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1"><text:bookmark-start text:name="第18章"/>第<text:span text:style-name="T1">18</text:span>章<text:bookmark-end text:name="第18章"/>。</text:p>
                  <text:list>
                    <text:list-item>
                      <text:p text:style-name="P11">萬神 <text:span text:style-name="T84">↔</text:span><text:span text:style-name="T42"> 基督教 認定 神 有 許多的 神。</text:span></text:p>
                    </text:list-item>
                    <text:list-item>
                      <text:p text:style-name="P12">耶和華 <text:span text:style-name="T84">↔</text:span><text:span text:style-name="T42"> 基督教 認定 自己所隸屬的 神</text:span>。</text:p>
                    </text:list-item>
                  </text:list>
                </text:list-item>
                <text:list-item>
                  <text:p text:style-name="P12"><text:bookmark-start text:name="第19章"/>第<text:span text:style-name="T1">19</text:span>章<text:bookmark-end text:name="第19章"/>。</text:p>
                </text:list-item>
                <text:list-item>
                  <text:p text:style-name="P13"><text:bookmark-start text:name="第20章"/>第<text:span text:style-name="T14">20</text:span>章<text:bookmark-end text:name="第20章"/>。</text:p>
                  <text:list>
                    <text:list-item>
                      <text:p text:style-name="P13">（基督教 認定的）十誡。</text:p>
                      <text:list>
                        <text:list-item>
                          <text:p text:style-name="P13">十誡 <text:span text:style-name="T85">↔</text:span><text:span text:style-name="T43"> </text:span>愛。</text:p>
                        </text:list-item>
                      </text:list>
                    </text:list-item>
                  </text:list>
                </text:list-item>
                <text:list-item>
                  <text:p text:style-name="P13"><text:bookmark-start text:name="第21章"/>第<text:span text:style-name="T1">21</text:span>章<text:bookmark-end text:name="第21章"/>。</text:p>
                </text:list-item>
                <text:list-item>
                  <text:p text:style-name="P14"><text:bookmark-start text:name="第22章"/>第<text:span text:style-name="T1">2</text:span><text:span text:style-name="T15">2</text:span>章<text:bookmark-end text:name="第22章"/>。</text:p>
                </text:list-item>
                <text:list-item>
                  <text:p text:style-name="P15"><text:bookmark-start text:name="第23章"/>第<text:span text:style-name="T1">2</text:span><text:span text:style-name="T16">3</text:span>章<text:bookmark-end text:name="第23章"/>。</text:p>
                  <text:list>
                    <text:list-item>
                      <text:p text:style-name="P15">你們 <text:span text:style-name="T86">↔</text:span><text:span text:style-name="T44">（人類 認定的）以色列。</text:span></text:p>
                    </text:list-item>
                  </text:list>
                </text:list-item>
                <text:list-item>
                  <text:p text:style-name="P16"><text:bookmark-start text:name="第24章"/>第<text:span text:style-name="T1">2</text:span><text:span text:style-name="T17">4</text:span>章<text:bookmark-end text:name="第24章"/>。</text:p>
                </text:list-item>
                <text:list-item>
                  <text:p text:style-name="P17"><text:bookmark-start text:name="第25章"/>第<text:span text:style-name="T1">2</text:span><text:span text:style-name="T18">5</text:span>章<text:bookmark-end text:name="第25章"/>。</text:p>
                </text:list-item>
                <text:list-item>
                  <text:p text:style-name="P18"><text:bookmark-start text:name="第26章"/>第<text:span text:style-name="T1">2</text:span><text:span text:style-name="T18">6</text:span>章<text:bookmark-end text:name="第26章"/>。</text:p>
                </text:list-item>
                <text:list-item>
                  <text:p text:style-name="P19"><text:bookmark-start text:name="第27章"/>第<text:span text:style-name="T1">2</text:span><text:span text:style-name="T19">7</text:span>章<text:bookmark-end text:name="第27章"/>。</text:p>
                </text:list-item>
                <text:list-item>
                  <text:p text:style-name="P20"><text:bookmark-start text:name="第28章"/>第<text:span text:style-name="T1">28</text:span>章<text:bookmark-end text:name="第28章"/>。</text:p>
                </text:list-item>
                <text:list-item>
                  <text:p text:style-name="P21"><text:bookmark-start text:name="第29章"/>第<text:span text:style-name="T1">29</text:span>章<text:bookmark-end text:name="第29章"/>。</text:p>
                  <text:list>
                    <text:list-item>
                      <text:p text:style-name="P21">贖罪祭、平安祭、搖祭、舉祭、素祭、燔祭 <text:span text:style-name="T86">↔</text:span><text:span text:style-name="T44"> 舊約時代，租借、定期付款</text:span>。</text:p>
                      <text:list>
                        <text:list-item>
                          <text:p text:style-name="P21">耶穌 犧牲自己 <text:span text:style-name="T86">↔</text:span><text:span text:style-name="T44"> 新約時代，買斷、一次付清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22"><text:bookmark-start text:name="第30章"/>第<text:span text:style-name="T20">30</text:span>章<text:bookmark-end text:name="第30章"/>。</text:p>
                </text:list-item>
                <text:list-item>
                  <text:p text:style-name="P23"><text:bookmark-start text:name="第31章"/>第<text:span text:style-name="T20">3</text:span><text:span text:style-name="T1">1</text:span>章<text:bookmark-end text:name="第31章"/>。</text:p>
                </text:list-item>
                <text:list-item>
                  <text:p text:style-name="P24"><text:bookmark-start text:name="第32章"/><text:span text:style-name="T8">第</text:span><text:span text:style-name="T9">3</text:span><text:span text:style-name="T8">2章</text:span><text:bookmark-end text:name="第32章"/>。</text:p>
                  <text:list>
                    <text:list-item>
                      <text:p text:style-name="P32">不要 拜偶像。</text:p>
                    </text:list-item>
                  </text:list>
                </text:list-item>
                <text:list-item>
                  <text:p text:style-name="P33"><text:bookmark-start text:name="第33章"/><text:span text:style-name="T8">第</text:span><text:span text:style-name="T9">33</text:span><text:span text:style-name="T8">章</text:span><text:bookmark-end text:name="第33章"/><text:span text:style-name="T45">。</text:span><text:span text:style-name="T28">牛奶與蜜之地 </text:span><text:span text:style-name="T34">↔</text:span><text:span text:style-name="T31"> 第二層級文明（以上）。</text:span></text:p>
                  <text:list>
                    <text:list-item>
                      <text:p text:style-name="P34"><text:span text:style-name="T60">使者 </text:span><text:span text:style-name="T87">↔</text:span><text:span text:style-name="T60">（</text:span><text:span text:style-name="T21">人類</text:span><text:span text:style-name="T60"> 認定的）天使、天上的使者。</text:span></text:p>
                    </text:list-item>
                    <text:list-item>
                      <text:p text:style-name="P35"><text:span text:style-name="T45">摩西</text:span><text:span text:style-name="T55"> </text:span><text:span text:style-name="T88">↔</text:span><text:span text:style-name="T55">（基督教 認定的）先知。</text:span></text:p>
                    </text:list-item>
                    <text:list-item>
                      <text:p text:style-name="P45">耶和華 <text:span text:style-name="T81">↔</text:span>（人類 認定的）神。</text:p>
                      <text:list>
                        <text:list-item>
                          <text:p text:style-name="P33"><text:span text:style-name="T8">第5</text:span><text:span text:style-name="T45">節。</text:span></text:p>
                          <text:list>
                            <text:list-item>
                              <text:p text:style-name="P33"><text:span text:style-name="T45">耶和華對摩西說：『</text:span><text:span text:style-name="T57">你告訴以色列人說</text:span><text:span text:style-name="T45">：＂</text:span><text:span text:style-name="T58">耶和華說</text:span><text:span text:style-name="T45">：「</text:span><text:span text:style-name="T59">你們是硬著頸項的百姓，我若一霎時臨到你們中間，必滅絕你們。現在你們要把身上的裝飾摘下來，使我可以知道怎樣待你們。</text:span><text:span text:style-name="T45">」＂』。</text:span></text:p>
                              <text:list>
                                <text:list-item>
                                  <text:p text:style-name="P45">耶和華 <text:span text:style-name="T81">↔</text:span>（人類 認定的）神。</text:p>
                                </text:list-item>
                                <text:list-item>
                                  <text:p text:style-name="P36"><text:span text:style-name="T45">摩西</text:span><text:span text:style-name="T55"> </text:span><text:span text:style-name="T88">↔</text:span><text:span text:style-name="T55">（基督教 認定的）先知。</text:span></text:p>
                                </text:list-item>
                                <text:list-item>
                                  <text:p text:style-name="P45">以色列人 <text:span text:style-name="T81">↔</text:span> 人類、人類個體。</text:p>
                                </text:list-item>
                                <text:list-item>
                                  <text:p text:style-name="P50">百姓 <text:span text:style-name="T81">↔</text:span>（生存、生活 在 人類文明的）國民群、領導層、所有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7"><text:span text:style-name="T46">住 何烈山 以後 </text:span><text:span text:style-name="T89">↔</text:span><text:span text:style-name="T47"> 引爆 核彈、核戰 以後。</text:span></text:p>
                      <text:list>
                        <text:list-item>
                          <text:p text:style-name="P52">核彈 不是 過去的 核彈。</text:p>
                          <text:list>
                            <text:list-item>
                              <text:p text:style-name="P38"><text:span text:style-name="T47">過去的 核彈 的 明顯例子，</text:span><text:span text:style-name="T55">（人類 認定的）</text:span><text:span text:style-name="T47">第二次世界大戰的 核彈。</text:span></text:p>
                              <text:list>
                                <text:list-item>
                                  <text:p text:style-name="P39"><text:span text:style-name="T47">核彈 的 明顯例子，</text:span><text:span text:style-name="T55">（人類 認定的）核彈、</text:span><text:span text:style-name="T47">氫彈、原子彈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3">核彈 是（對於 當下的當下的 本書 來說）未來的 核彈。</text:p>
                        </text:list-item>
                      </text:list>
                    </text:list-item>
                    <text:list-item>
                      <text:p text:style-name="P40"><text:span text:style-name="T47">磐石 </text:span><text:span text:style-name="T90">↔</text:span><text:span text:style-name="T61">（基督教 認定的）彌賽亞</text:span><text:span text:style-name="T48">。</text:span></text:p>
                      <text:list>
                        <text:list-item>
                          <text:p text:style-name="P41"><text:span text:style-name="T48">明顯例子，</text:span><text:span text:style-name="T50">基督教 認定的，要把 </text:span><text:span text:style-name="T48">房屋 建立在 磐石 上。</text:span></text:p>
                          <text:list>
                            <text:list-item>
                              <text:p text:style-name="P41"><text:span text:style-name="T48">房屋</text:span><text:span text:style-name="T47"> </text:span><text:span text:style-name="T90">↔</text:span><text:span text:style-name="T48"> </text:span><text:span text:style-name="T49">文明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2"><text:span text:style-name="T47">磐石穴 </text:span><text:span text:style-name="T90">↔</text:span><text:span text:style-name="T48"> </text:span><text:span text:style-name="T22">信使（畫）</text:span><text:span text:style-name="T48">。</text:span></text:p>
                      <text:list>
                        <text:list-item>
                          <text:p text:style-name="P72"><text:span text:style-name="T12">（信使（畫） 的 描述在 </text:span><text:span text:style-name="T4">神、預言 (第</text:span><text:span text:style-name="T5">2</text:span><text:span text:style-name="T4">本)</text:span><text:span text:style-name="T13"> 文件群的 </text:span><text:span text:style-name="T6">信使（畫）</text:span><text:span text:style-name="T53">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7"><text:bookmark-start text:name="第34章"/><text:span text:style-name="T10">第</text:span><text:span text:style-name="T9">3</text:span><text:span text:style-name="T11">4</text:span><text:span text:style-name="T10">章</text:span><text:bookmark-end text:name="第34章"/><text:span text:style-name="T45">。</text:span></text:p>
                  <text:list>
                    <text:list-item>
                      <text:p text:style-name="P46">耶和華 <text:span text:style-name="T81">↔</text:span>（人類 認定的）神。</text:p>
                    </text:list-item>
                    <text:list-item>
                      <text:p text:style-name="P68"><text:span text:style-name="T62">摩西</text:span><text:span text:style-name="T63"> </text:span><text:span text:style-name="T88">↔</text:span><text:span text:style-name="T63">（基督教 認定的）先知。</text:span></text:p>
                    </text:list-item>
                    <text:list-item>
                      <text:p text:style-name="P43">石板 <text:span text:style-name="T81">↔</text:span> 本書的 領域。</text:p>
                    </text:list-item>
                    <text:list-item>
                      <text:p text:style-name="P28"><text:span text:style-name="T70">萬國</text:span><text:span text:style-name="T71"> </text:span><text:span text:style-name="T76">↔</text:span><text:span text:style-name="T69"> 所有</text:span><text:span text:style-name="T68">文明。</text:span></text:p>
                      <text:list>
                        <text:list-item>
                          <text:p text:style-name="P69"><text:span text:style-name="T51">人類文明 </text:span><text:span text:style-name="T52">是 </text:span><text:span text:style-name="T47">所有</text:span><text:span text:style-name="T51">文明的 其中一個文明。</text:span></text:p>
                        </text:list-item>
                        <text:list-item>
                          <text:p text:style-name="P25">第<text:span text:style-name="T1">10</text:span>節。</text:p>
                          <text:list>
                            <text:list-item>
                              <text:p text:style-name="P26">耶和華說：『<text:span text:style-name="T56">我要立約，要在百姓面前行奇妙的事，是在遍地萬國中所未曾行的。在你四圍的外邦人就要看耶和華的作為，因我向你所行的是可畏懼的事。我今天所吩咐你的，你要謹守</text:span>：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146447484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4">我要從你面前攆出亞摩利人、迦南人、赫人、比利洗人、希未人、耶布斯人。</text:p>
                            </text:list-item>
                            <text:list-item>
                              <text:p text:style-name="P74">你要謹慎，不可與你所去那地的居民立約，恐怕成為你們中間的網羅；</text:p>
                            </text:list-item>
                            <text:list-item>
                              <text:p text:style-name="P74">卻要拆毀他們的祭壇，打碎他們的柱像，砍下他們的木偶。</text:p>
                            </text:list-item>
                            <text:list-item>
                              <text:p text:style-name="P74">不可敬拜別神；因為耶和華是忌邪的神，名為忌邪者。</text:p>
                            </text:list-item>
                            <text:list-item>
                              <text:p text:style-name="P74">只怕你與那地的居民立約，百姓隨從他們的神，就行邪淫，祭祀他們的神，有人叫你，你便吃他的祭物。</text:p>
                            </text:list-item>
                            <text:list-item>
                              <text:p text:style-name="P75">又為你的兒子娶他們的女兒為妻，他們的女兒隨從他們的神，就行邪淫，使你的兒子也隨從他們的神行邪淫。</text:p>
                            </text:list-item>
                            <text:list-item>
                              <text:p text:style-name="P76"><text:span text:style-name="T64">不可為自己鑄造神像。</text:span><text:span text:style-name="T54">＂』。</text:span><text:span text:style-name="T32">（後續內容、後續戒律 是給 舊約時代的 以色列人，所以 本書 沒有 繼續 記載、紀錄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33907544407920" text:continue-list="list1874790851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7">耶和華 <text:span text:style-name="T81">↔</text:span>（人類 認定的）神。</text:p>
                                </text:list-item>
                                <text:list-item>
                                  <text:p text:style-name="P51">百姓 <text:span text:style-name="T81">↔</text:span>（生存、生活 在 人類文明的）國民群、領導層、所有個體。</text:p>
                                </text:list-item>
                                <text:list-item>
                                  <text:p text:style-name="P30"><text:span text:style-name="T73">奇妙的事</text:span><text:span text:style-name="T74"> </text:span><text:span text:style-name="T77">↔</text:span><text:span text:style-name="T75">（對於 當下的當下的 本書 來說，未知、還不知道 的）</text:span><text:span text:style-name="T73">奇妙的事。</text:span></text:p>
                                </text:list-item>
                                <text:list-item>
                                  <text:p text:style-name="P29"><text:span text:style-name="T70">萬國</text:span><text:span text:style-name="T71"> </text:span><text:span text:style-name="T76">↔</text:span><text:span text:style-name="T69"> 所有</text:span><text:span text:style-name="T68">文明。</text:span></text:p>
                                  <text:list>
                                    <text:list-item>
                                      <text:p text:style-name="P70"><text:span text:style-name="T51">人類文明 </text:span><text:span text:style-name="T52">是 </text:span><text:span text:style-name="T47">所有</text:span><text:span text:style-name="T51">文明的 其中一個文明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5">外邦人<text:span text:style-name="T65"> </text:span><text:span text:style-name="T81">↔</text:span><text:span text:style-name="T65">（人類物種 以外的）其他物種的 個體。</text:span></text:p>
                                  <text:list>
                                    <text:list-item>
                                      <text:p text:style-name="P25">人類物種 不是 所有的 人類物種。</text:p>
                                    </text:list-item>
                                    <text:list-item>
                                      <text:p text:style-name="P27"><text:span text:style-name="T66">人類物種 是</text:span>（當下的當下 生存、生活 在 人類文明的）<text:span text:style-name="T66">人類物種。</text:span></text:p>
                                      <text:list>
                                        <text:list-item>
                                          <text:p text:style-name="P27">人類文明 是 地表的 人類文明。</text:p>
                                          <text:list>
                                            <text:list-item>
                                              <text:p text:style-name="P48">地表 是 地球個體的 表面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4">可畏懼的事<text:span text:style-name="T55"> </text:span><text:span text:style-name="T88">↔</text:span><text:span text:style-name="T55"> 。</text:span></text:p>
                                </text:list-item>
                                <text:list-item>
                                  <text:p text:style-name="P62">網羅<text:span text:style-name="T55"> </text:span><text:span text:style-name="T88">↔</text:span><text:span text:style-name="T55"> 陷阱、憂慮、災難、禍害、苦果。</text:span></text:p>
                                </text:list-item>
                                <text:list-item>
                                  <text:p text:style-name="P62">邪 <text:span text:style-name="T91">↔</text:span><text:span text:style-name="T78"> 邪念、邪惡、邪淫。</text:span></text:p>
                                  <text:list>
                                    <text:list-item>
                                      <text:p text:style-name="P62">明顯例子，（啟示錄 認定的）大淫婦。</text:p>
                                    </text:list-item>
                                  </text:list>
                                </text:list-item>
                                <text:list-item>
                                  <text:p text:style-name="P55">不可為自己鑄造神像<text:span text:style-name="T55"> </text:span><text:span text:style-name="T88">↔</text:span><text:span text:style-name="T55"> 不要 設計、製造、使用 形象、</text:span><text:span text:style-name="T23">雕像</text:span><text:span text:style-name="T55">、</text:span><text:span text:style-name="T23">偶像</text:span><text:span text:style-name="T55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6"><text:span text:style-name="T66">第</text:span><text:span text:style-name="T24">27</text:span><text:span text:style-name="T66">節。</text:span></text:p>
                          <text:list>
                            <text:list-item>
                              <text:p text:style-name="P56">耶和華吩咐摩西說：『<text:span text:style-name="T56">你要將這些話寫上，因為我是按這話與你和以色列人立約</text:span>』。</text:p>
                              <text:list>
                                <text:list-item>
                                  <text:p text:style-name="P49">耶和華 <text:span text:style-name="T81">↔</text:span>（人類 認定的）神。</text:p>
                                </text:list-item>
                                <text:list-item>
                                  <text:p text:style-name="P44">摩西 <text:span text:style-name="T81">↔</text:span>（基督教 認定的）先知。</text:p>
                                </text:list-item>
                                <text:list-item>
                                  <text:p text:style-name="P57"><text:span text:style-name="T25">以色列</text:span><text:span text:style-name="T66">人</text:span> <text:span text:style-name="T92">↔</text:span><text:span text:style-name="T66"> 人類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8"><text:span text:style-name="T67">西乃山 </text:span><text:span text:style-name="T93">↔</text:span><text:span text:style-name="T79">（對於 讀者 來說，完全不重要）</text:span><text:span text:style-name="T67">的 領域。</text:span></text:p>
                    </text:list-item>
                    <text:list-item>
                      <text:p text:style-name="P59"><text:span text:style-name="T67">叫他們來</text:span> <text:span text:style-name="T81">↔</text:span> 被發現。</text:p>
                    </text:list-item>
                    <text:list-item>
                      <text:p text:style-name="P60">會眾的官長<text:span text:style-name="T67"> </text:span><text:span text:style-name="T93">↔</text:span>（生存、生活 在 人類文明的）領導層。</text:p>
                    </text:list-item>
                    <text:list-item>
                      <text:p text:style-name="P61">與他們說話 <text:span text:style-name="T81">↔</text:span> 被偷窺、被竊聽。<text:span text:style-name="T28">、被入侵</text:span></text:p>
                    </text:list-item>
                    <text:list-item>
                      <text:p text:style-name="P63">隨後以色列眾人都近前來<text:span text:style-name="T67"> </text:span><text:span text:style-name="T93">↔</text:span><text:span text:style-name="T67"> 以西結書的 </text:span><text:span text:style-name="T26">第30節</text:span><text:span text:style-name="T67">。</text:span></text:p>
                      <text:list>
                        <text:list-item>
                          <text:p text:style-name="P73"><text:span text:style-name="T22">（ </text:span><text:span text:style-name="T67">以西結書</text:span><text:span text:style-name="T22"> 的 描述在 </text:span><text:span text:style-name="T7">神、預言 (</text:span><text:span text:style-name="T37">以西結書</text:span><text:span text:style-name="T7">)</text:span><text:span text:style-name="T27"> 文件群的 </text:span><text:span text:style-name="T37">以西結書</text:span><text:span text:style-name="T80">）</text:span></text:p>
                        </text:list-item>
                      </text:list>
                    </text:list-item>
                    <text:list-item>
                      <text:p text:style-name="P63">他就把耶和華在西乃山與他所說的一切話都吩咐他們<text:span text:style-name="T67"> </text:span><text:span text:style-name="T93">↔</text:span><text:span text:style-name="T67"> 以西結書的 </text:span><text:span text:style-name="T26">第30節</text:span></text:p>
                      <text:list>
                        <text:list-item>
                          <text:p text:style-name="P64">就把<text:span text:style-name="T65"> </text:span><text:span text:style-name="T94">↔</text:span><text:span text:style-name="T65"> 被</text:span>就把。</text:p>
                        </text:list-item>
                        <text:list-item>
                          <text:p text:style-name="P65">吩咐<text:span text:style-name="T65"> </text:span><text:span text:style-name="T94">↔</text:span><text:span text:style-name="T65"> 被偷窺、被竊聽。</text:span><text:span text:style-name="T33">、被入侵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6"><text:bookmark-start text:name="第35章"/><text:span text:style-name="T8">第35</text:span>章<text:bookmark-end text:name="第35章"/>。</text:p>
                  <text:list>
                    <text:list-item>
                      <text:p text:style-name="P66">打造<text:span text:style-name="T67">（基督教 認定的）</text:span>聖殿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3.575cm" fo:text-indent="-0.4cm" fo:margin-left="3.57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4cm" fo:margin-left="3.97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4.374cm" fo:text-indent="-0.4cm" fo:margin-left="4.37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4.775cm" fo:text-indent="-0.4cm" fo:margin-left="4.77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5.175cm" fo:text-indent="-0.4cm" fo:margin-left="5.17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5.369cm" fo:text-indent="-1cm" fo:margin-left="6.36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5.974cm" fo:text-indent="-0.4cm" fo:margin-left="5.97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6.375cm" fo:text-indent="-0.4cm" fo:margin-left="6.37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6.775cm" fo:text-indent="-0.4cm" fo:margin-left="6.77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7.176cm" fo:text-indent="-0.4cm" fo:margin-left="7.17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5-22T23:39:07.137000000</dc:date>
    <meta:editing-duration>P11DT9H4M37S</meta:editing-duration>
    <meta:editing-cycles>7264</meta:editing-cycles>
    <meta:document-statistic meta:table-count="0" meta:image-count="0" meta:object-count="0" meta:page-count="1" meta:paragraph-count="118" meta:word-count="2041" meta:character-count="2457" meta:non-whitespace-character-count="2220"/>
  </office:meta>
</office:document-meta>
</file>